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6.6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6.3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.6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3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3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.4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3999996185303pt"/>
    </style:style>
    <style:style style:name="P3" style:family="paragraph">
      <loext:graphic-properties draw:fill="none" draw:fill-color="#ffffff"/>
      <style:text-properties fo:font-size="12.3999996185303pt"/>
    </style:style>
    <style:style style:name="P4" style:family="paragraph">
      <loext:graphic-properties draw:fill="none" draw:fill-color="#ffffff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44cm" svg:height="1.714cm" svg:x="9.092cm" svg:y="1.62cm">
          <text:p text:style-name="P1"><text:span text:style-name="T1">Cliente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.144cm" svg:height="1.714cm" svg:x="9.092cm" svg:y="14.948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144cm" svg:height="1.714cm" svg:x="34.503cm" svg:y="1.738cm">
          <text:p text:style-name="P1"><text:span text:style-name="T1">Servidor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144cm" svg:height="1.714cm" svg:x="34.503cm" svg:y="15.066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0.742cm" svg:x="14.7cm" svg:y="18.6cm">
          <draw:text-box>
            <text:p><text:span text:style-name="T1">Quadro</text:span></text:p>
          </draw:text-box>
        </draw:frame>
        <draw:frame draw:style-name="gr3" draw:text-style-name="P4" draw:layer="layout" svg:width="2.195cm" svg:height="1.304cm" svg:x="4.8cm" svg:y="15.096cm">
          <draw:text-box>
            <text:p>Física</text:p>
          </draw:text-box>
        </draw:frame>
        <draw:frame draw:style-name="gr4" draw:text-style-name="P4" draw:layer="layout" svg:width="3.245cm" svg:height="0.962cm" svg:x="4.6cm" svg:y="2.038cm">
          <draw:text-box>
            <text:p>Aplicação</text:p>
          </draw:text-box>
        </draw:frame>
        <draw:frame draw:style-name="gr5" draw:text-style-name="P4" draw:layer="layout" svg:width="4.511cm" svg:height="0.742cm" svg:x="12.789cm" svg:y="8.62cm">
          <draw:text-box>
            <text:p><text:span text:style-name="T1">Segmento </text:span></text:p>
          </draw:text-box>
        </draw:frame>
        <draw:frame draw:style-name="gr5" draw:text-style-name="P4" draw:layer="layout" svg:width="4.511cm" svg:height="0.742cm" svg:x="38.509cm" svg:y="8.996cm">
          <draw:text-box>
            <text:p><text:span text:style-name="T1">Segmento </text:span></text:p>
          </draw:text-box>
        </draw:frame>
        <draw:custom-shape draw:style-name="gr1" draw:text-style-name="P2" xml:id="id2" draw:id="id2" draw:layer="layout" svg:width="7.144cm" svg:height="1.714cm" svg:x="9.089cm" svg:y="5.998cm">
          <text:p text:style-name="P1"><text:span text:style-name="T1">Client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144cm" svg:height="1.714cm" svg:x="34.5cm" svg:y="6.116cm">
          <text:p text:style-name="P1"><text:span text:style-name="T1">Servidor D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44cm" svg:height="1.673cm" svg:x="3.9cm" svg:y="6.1cm">
          <draw:text-box>
            <text:p>Transporte</text:p>
          </draw:text-box>
        </draw:frame>
        <draw:connector draw:style-name="gr7" draw:text-style-name="P1" draw:layer="layout" svg:x1="12.664cm" svg:y1="3.334cm" svg:x2="12.661cm" svg:y2="5.998cm" draw:start-shape="id1" draw:end-shape="id2" draw:end-glue-point="0" svg:d="M12664 3334v1332h-3v1332" svg:viewBox="0 0 4 2665">
          <text:p/>
        </draw:connector>
        <draw:connector draw:style-name="gr7" draw:text-style-name="P1" draw:layer="layout" svg:x1="12.661cm" svg:y1="7.712cm" svg:x2="12.664cm" svg:y2="14.948cm" draw:start-shape="id2" draw:end-shape="id3" svg:d="M12661 7712v3618h3v3618" svg:viewBox="0 0 4 7237">
          <text:p/>
        </draw:connector>
        <draw:connector draw:style-name="gr7" draw:text-style-name="P1" draw:layer="layout" svg:x1="38.075cm" svg:y1="3.452cm" svg:x2="38.072cm" svg:y2="6.116cm" draw:start-shape="id4" draw:end-shape="id5" svg:d="M38075 3452v1332h-3v1332" svg:viewBox="0 0 4 2665">
          <text:p/>
        </draw:connector>
        <draw:connector draw:style-name="gr7" draw:text-style-name="P1" draw:layer="layout" svg:x1="38.072cm" svg:y1="7.83cm" svg:x2="38.075cm" svg:y2="15.066cm" draw:start-shape="id5" draw:end-shape="id6" svg:d="M38072 7830v3618h3v3618" svg:viewBox="0 0 4 7237">
          <text:p/>
        </draw:connector>
        <draw:frame draw:style-name="gr8" draw:text-style-name="P4" draw:layer="layout" svg:width="2.8cm" svg:height="0.9cm" svg:x="12.889cm" svg:y="4.02cm">
          <draw:text-box>
            <text:p><text:span text:style-name="T1">Mensagem</text:span></text:p>
          </draw:text-box>
        </draw:frame>
        <draw:frame draw:style-name="gr9" draw:text-style-name="P4" draw:layer="layout" svg:width="2.8cm" svg:height="0.742cm" svg:x="38.409cm" svg:y="5.126cm">
          <draw:text-box>
            <text:p><text:span text:style-name="T1">Mensagem</text:span></text:p>
          </draw:text-box>
        </draw:frame>
        <draw:frame draw:style-name="gr10" draw:text-style-name="P4" draw:layer="layout" svg:width="1.907cm" svg:height="0.962cm" svg:x="38.609cm" svg:y="3.476cm">
          <draw:text-box>
            <text:p>5555</text:p>
          </draw:text-box>
        </draw:frame>
        <draw:frame draw:style-name="gr11" draw:text-style-name="P4" draw:layer="layout" svg:width="2.899cm" svg:height="1.162cm" svg:x="38.509cm" svg:y="16.938cm">
          <draw:text-box>
            <text:p>5554</text:p>
          </draw:text-box>
        </draw:frame>
        <draw:frame draw:style-name="gr10" draw:text-style-name="P4" draw:layer="layout" svg:width="1.907cm" svg:height="0.962cm" svg:x="38.409cm" svg:y="7.838cm">
          <draw:text-box>
            <text:p>6768</text:p>
          </draw:text-box>
        </draw:frame>
        <draw:frame draw:style-name="gr10" draw:text-style-name="P4" draw:layer="layout" svg:width="1.907cm" svg:height="0.962cm" svg:x="12.882cm" svg:y="5.12cm">
          <draw:text-box>
            <text:p>3333</text:p>
          </draw:text-box>
        </draw:frame>
        <draw:frame draw:style-name="gr10" draw:text-style-name="P4" draw:layer="layout" svg:width="1.907cm" svg:height="0.962cm" svg:x="13.082cm" svg:y="13.92cm">
          <draw:text-box>
            <text:p>9999</text:p>
          </draw:text-box>
        </draw:frame>
        <draw:custom-shape draw:style-name="gr1" draw:text-style-name="P2" draw:layer="layout" svg:width="7.144cm" svg:height="1.714cm" svg:x="9.045cm" svg:y="10.806cm">
          <text:p text:style-name="P1"><text:span text:style-name="T1">Cliente 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44cm" svg:height="1.714cm" svg:x="34.665cm" svg:y="11.138cm">
          <text:p text:style-name="P1"><text:span text:style-name="T1">Servidor Python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907cm" svg:height="0.962cm" svg:x="38.602cm" svg:y="13.138cm">
          <draw:text-box>
            <text:p>4444</text:p>
          </draw:text-box>
        </draw:frame>
        <draw:frame draw:style-name="gr10" draw:text-style-name="P4" draw:layer="layout" svg:width="1.907cm" svg:height="0.962cm" svg:x="12.789cm" svg:y="9.758cm">
          <draw:text-box>
            <text:p>7777</text:p>
          </draw:text-box>
        </draw:frame>
        <draw:custom-shape draw:style-name="gr1" draw:text-style-name="P2" xml:id="id7" draw:id="id7" draw:layer="layout" svg:width="7.144cm" svg:height="1.714cm" svg:x="17.856cm" svg:y="14.9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899cm" svg:height="1.2cm" svg:x="19.2cm" svg:y="16.8cm">
          <draw:text-box>
            <text:p>5553</text:p>
          </draw:text-box>
        </draw:frame>
        <draw:custom-shape draw:style-name="gr1" draw:text-style-name="P2" xml:id="id9" draw:id="id9" draw:layer="layout" svg:width="7.144cm" svg:height="1.714cm" svg:x="22.5cm" svg:y="10.2cm">
          <text:p text:style-name="P1"><text:span text:style-name="T1">Roteador Python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907cm" svg:height="1.4cm" svg:x="19.293cm" svg:y="13.6cm">
          <draw:text-box>
            <text:p>1111</text:p>
          </draw:text-box>
        </draw:frame>
        <draw:custom-shape draw:style-name="gr1" draw:text-style-name="P2" xml:id="id8" draw:id="id8" draw:layer="layout" svg:width="7.144cm" svg:height="1.714cm" svg:x="26.7cm" svg:y="15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907cm" svg:height="1.4cm" svg:x="31.593cm" svg:y="13.7cm">
          <draw:text-box>
            <text:p>2222</text:p>
          </draw:text-box>
        </draw:frame>
        <draw:connector draw:style-name="gr7" draw:text-style-name="P1" draw:layer="layout" draw:line-skew="2.337cm" svg:x1="12.664cm" svg:y1="16.662cm" svg:x2="21.428cm" svg:y2="16.614cm" draw:start-shape="id3" draw:start-glue-point="2" draw:end-shape="id7" draw:end-glue-point="2" svg:d="M12664 16662v2838h8764v-2886" svg:viewBox="0 0 8765 2887">
          <text:p/>
        </draw:connector>
        <draw:connector draw:style-name="gr7" draw:text-style-name="P1" draw:layer="layout" draw:line-skew="2.199cm" svg:x1="30.272cm" svg:y1="16.714cm" svg:x2="38.075cm" svg:y2="16.78cm" draw:start-shape="id8" draw:start-glue-point="2" draw:end-shape="id6" draw:end-glue-point="2" svg:d="M30272 16714v2766h7803v-2700" svg:viewBox="0 0 7804 2767">
          <text:p/>
        </draw:connector>
        <draw:connector draw:style-name="gr7" draw:text-style-name="P1" draw:layer="layout" svg:x1="21.428cm" svg:y1="14.9cm" svg:x2="22.5cm" svg:y2="11.057cm" draw:start-shape="id7" draw:start-glue-point="0" draw:end-shape="id9" draw:end-glue-point="3" svg:d="M21428 14900v-3843h1072" svg:viewBox="0 0 1073 3844">
          <text:p/>
        </draw:connector>
        <draw:connector draw:style-name="gr7" draw:text-style-name="P1" draw:layer="layout" svg:x1="29.644cm" svg:y1="11.057cm" svg:x2="30.272cm" svg:y2="15cm" draw:start-shape="id9" draw:start-glue-point="1" draw:end-shape="id8" draw:end-glue-point="0" svg:d="M29644 11057h628v3943" svg:viewBox="0 0 629 3944">
          <text:p/>
        </draw:connector>
        <draw:frame draw:style-name="gr14" draw:text-style-name="P4" draw:layer="layout" svg:width="2.2cm" svg:height="1cm" svg:x="13.2cm" svg:y="12.9cm">
          <draw:text-box>
            <text:p><text:span text:style-name="T1">Pacote</text:span></text:p>
          </draw:text-box>
        </draw:frame>
        <draw:frame draw:style-name="gr15" draw:text-style-name="P4" draw:layer="layout" svg:width="2.3cm" svg:height="0.742cm" svg:x="39.3cm" svg:y="14.058cm">
          <draw:text-box>
            <text:p><text:span text:style-name="T1">Pacote</text:span></text:p>
          </draw:text-box>
        </draw:frame>
        <draw:frame draw:style-name="gr15" draw:text-style-name="P4" draw:layer="layout" svg:width="2.5cm" svg:height="0.742cm" svg:x="32.4cm" svg:y="18.2cm">
          <draw:text-box>
            <text:p><text:span text:style-name="T1">Quad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8:17:18.554178746</meta:creation-date>
    <dc:date>2017-01-27T10:52:01.678944115</dc:date>
    <meta:editing-duration>PT5H27M21S</meta:editing-duration>
    <meta:editing-cycles>6</meta:editing-cycles>
    <meta:generator>LibreOffice/5.0.3.2$Linux_X86_64 LibreOffice_project/00m0$Build-2</meta:generator>
    <dc:creator>gabriel </dc:creator>
    <meta:document-statistic meta:object-count="40"/>
  </office:meta>
</office:document-meta>
</file>